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U MODE HEX</text:p>
          </table:table-cell>
          <table:table-cell office:value-type="string" calcext:value-type="string">
            <text:p>HU MODE DEC</text:p>
          </table:table-cell>
          <table:table-cell office:value-type="string" calcext:value-type="string">
            <text:p>HU IN HEX</text:p>
          </table:table-cell>
          <table:table-cell office:value-type="string" calcext:value-type="string">
            <text:p>HU IN DEC</text:p>
          </table:table-cell>
          <table:table-cell office:value-type="string" calcext:value-type="string">
            <text:p>HU TRNS DE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ROTOCOL</text:p>
          </table:table-cell>
          <table:table-cell table:style-name="Default" office:value-type="string" calcext:value-type="string">
            <text:p>VARIANT</text:p>
          </table:table-cell>
          <table:table-cell office:value-type="string" calcext:value-type="string">
            <text:p>CAR MAP</text:p>
          </table:table-cell>
          <table:table-cell office:value-type="string" calcext:value-type="string">
            <text:p>OBSERVED ACTION 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LUME UP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LUME UP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UME DOWN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LUME DOWN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PREV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 || 16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AV BACK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string" calcext:value-type="string">
            <text:p>SRC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LEFT AND NAV RIGHT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AV ENTER</text:p>
          </table:table-cell>
          <table:table-cell office:value-type="string" calcext:value-type="string">
            <text:p>MICROPHONE?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ACCEPT CALL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a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MODE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REJECT CALL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MICI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UP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DOWN</text:p>
          </table:table-cell>
          <table:table-cell table:style-name="ce1"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MODE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8:11:44.091277788</meta:creation-date>
    <dc:date>2024-05-07T18:50:18.266139301</dc:date>
    <meta:editing-duration>PT38M35S</meta:editing-duration>
    <meta:editing-cycles>1</meta:editing-cycles>
    <meta:document-statistic meta:table-count="1" meta:cell-count="244" meta:object-count="0"/>
    <meta:generator>LibreOffice/7.5.9.2$Linux_X86_64 LibreOffice_project/50$Build-2</meta:generator>
  </office:meta>
</office:document-meta>
</file>